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family-generic="roman" style:font-pitch="variable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4"/>
    <style:style style:name="P3" style:family="paragraph" style:parent-style-name="List_20_Paragraph" style:list-style-name="WWNum7"/>
    <style:style style:name="P4" style:family="paragraph" style:parent-style-name="List_20_Paragraph" style:list-style-name="WWNum8"/>
    <style:style style:name="P5" style:family="paragraph" style:parent-style-name="List_20_Paragraph" style:list-style-name="WWNum10"/>
    <style:style style:name="P6" style:family="paragraph" style:parent-style-name="List_20_Paragraph" style:list-style-name="WWNum13"/>
    <style:style style:name="P7" style:family="paragraph" style:parent-style-name="List_20_Paragraph" style:list-style-name="WWNum14"/>
    <style:style style:name="P8" style:family="paragraph" style:parent-style-name="List_20_Paragraph" style:list-style-name="WWNum15"/>
    <style:style style:name="P9" style:family="paragraph" style:parent-style-name="List_20_Paragraph" style:list-style-name="WWNum16"/>
    <style:style style:name="P10" style:family="paragraph" style:parent-style-name="List_20_Paragraph">
      <style:paragraph-properties fo:margin-left="1in" fo:margin-right="0in" fo:text-indent="0in" style:auto-text-indent="false"/>
    </style:style>
    <style:style style:name="P11" style:family="paragraph" style:parent-style-name="List_20_Paragraph">
      <style:paragraph-properties fo:margin-left="0.9917in" fo:margin-right="0in" fo:text-indent="0in" style:auto-text-indent="false"/>
    </style:style>
    <style:style style:name="P12" style:family="paragraph" style:parent-style-name="Standard">
      <style:paragraph-properties fo:margin-left="0.75in" fo:margin-right="0in" fo:text-indent="0in" style:auto-text-indent="false"/>
    </style:style>
    <style:style style:name="P13" style:family="paragraph" style:parent-style-name="Standard">
      <style:paragraph-properties fo:margin-left="0.7417in" fo:margin-right="0in" fo:text-indent="0in" style:auto-text-indent="false"/>
    </style:style>
    <style:style style:name="P14" style:family="paragraph" style:parent-style-name="Standard" style:master-page-name="Standard">
      <style:paragraph-properties style:page-number="auto"/>
    </style:style>
    <style:style style:name="T1" style:family="text">
      <style:text-properties style:font-name="Wingdings" style:font-name-asian="Wingdings2" style:font-name-complex="Wingdings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2dc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Neutrino und Gammaastronomie Stichpunkte:</text:p>
      <text:p text:style-name="Standard">Abstract:</text:p>
      <text:list xml:id="list2819592483" text:style-name="WWNum1">
        <text:list-item>
          <text:p text:style-name="P1">Observe high energy cosmic rays (CR) through air showers in earth’s atmosphere</text:p>
        </text:list-item>
        <text:list-item>
          <text:p text:style-name="P1">Need: accurate air shower models -&gt; challenge and test QCD models in extreme conditions</text:p>
        </text:list-item>
        <text:list-item>
          <text:p text:style-name="P1">Air showers: hadronic cascades (bild dazu) -&gt; rise in muon component (final state)</text:p>
        </text:list-item>
        <text:list-item>
          <text:p text:style-name="P1">Muon number -&gt; mass composition of cosmic ray</text:p>
        </text:list-item>
        <text:list-item>
          <text:p text:style-name="P1">Simulations show deficit versus measurements <text:span text:style-name="T1"></text:span> that ist the muon puzzle!</text:p>
        </text:list-item>
        <text:list-item>
          <text:p text:style-name="P1">Model starts at TeV scale <text:span text:style-name="T1"></text:span> am LHC beobachtbar</text:p>
        </text:list-item>
        <text:list-item>
          <text:p text:style-name="P1">Enhancement in strange hadron production observed in high density events -&gt; maybe solution? -&gt; more info needed from forward production processes and oxygen beam collisions</text:p>
        </text:list-item>
      </text:list>
      <text:p text:style-name="Standard"/>
      <text:p text:style-name="Standard">Introduction:</text:p>
      <text:list xml:id="list3406472836" text:style-name="WWNum4">
        <text:list-item>
          <text:p text:style-name="P2">Cosmic rays: </text:p>
        </text:list-item>
      </text:list>
      <text:list xml:id="list3426786591" text:style-name="WWNum7">
        <text:list-item>
          <text:p text:style-name="P3">Fully ionised nuclei</text:p>
        </text:list-item>
        <text:list-item>
          <text:p text:style-name="P3">Relativistic kinetic energies arriving at earth</text:p>
        </text:list-item>
        <text:list-item>
          <text:p text:style-name="P3">Elements: protonen bis zu Eisen (vernachlaessigbarer anteil von schwererem zeugs)</text:p>
        </text:list-item>
        <text:list-item>
          <text:p text:style-name="P3">Herkunft: unknown sources outside the solar system</text:p>
        </text:list-item>
        <text:list-item>
          <text:p text:style-name="P3"><text:span text:style-name="T1"></text:span> messengers oft he high energy universe</text:p>
        </text:list-item>
      </text:list>
      <text:list xml:id="list131703898430419" text:continue-list="list3406472836" text:style-name="WWNum4">
        <text:list-item>
          <text:p text:style-name="P2">Flux:</text:p>
          <text:list>
            <text:list-item>
              <text:p text:style-name="P2">Total flux at the top oft he atmosphere dominated by protons (few GeV)</text:p>
            </text:list-item>
            <text:list-item>
              <text:p text:style-name="P2">Differential flux J(E) is proportional to dN / DE is approx a power law (potenzfunktion) E^alpha (alpha = spektraler index)</text:p>
            </text:list-item>
            <text:list-item>
              <text:p text:style-name="P2">Spektraler index von alpha=2.6 to compress large scales</text:p>
            </text:list-item>
            <text:list-item>
              <text:p text:style-name="P2">Die energy range is huge (11 orders of magnitude in E, 30 orders in flux)</text:p>
            </text:list-item>
            <text:list-item>
              <text:p text:style-name="P2">Covered by multiple experiments with differnent techniques</text:p>
            </text:list-item>
            <text:list-item>
              <text:p text:style-name="P2">Isotropic -&gt; charged and scattered through space by inhomogenous galactic and extra-galactic fields</text:p>
            </text:list-item>
            <text:list-item>
              <text:p text:style-name="P2">Diffusive flow, random arrival directions</text:p>
            </text:list-item>
            <text:list-item>
              <text:p text:style-name="P2">Angle of deflection decrease with more energy BUT, <text:s/>E &gt; EeV: anisotropy</text:p>
            </text:list-item>
          </text:list>
        </text:list-item>
        <text:list-item>
          <text:p text:style-name="P2">Classification:</text:p>
          <text:list>
            <text:list-item>
              <text:p text:style-name="P2">Highest E cosmic ray: 320 EeV = 3.2 x 10^11 GeV (1 EeV = 10^9 GeV)</text:p>
            </text:list-item>
            <text:list-item>
              <text:p text:style-name="P2">Cosmic ray below 1 PeV = 10^6 GeV assumed to come from shock acceleration in super nova remnants (SNR)</text:p>
            </text:list-item>
            <text:list-item>
              <text:p text:style-name="P2">Cosmic rays with higher than 1 PeV have unclear origins</text:p>
            </text:list-item>
            <text:list-item>
              <text:p text:style-name="P2">“ higher than 1 EeV -&gt; unknown extra-galactic origin</text:p>
            </text:list-item>
          </text:list>
        </text:list-item>
      </text:list>
      <text:list xml:id="list1170603452" text:style-name="WWNum8">
        <text:list-item>
          <text:p text:style-name="P4">Spectral flux bild mit heel und knee:</text:p>
          <text:list>
            <text:list-item>
              <text:p text:style-name="P4">Steil abfallender flux mit E_kin^2.6 scaliert</text:p>
            </text:list-item>
            <text:list-item>
              <text:p text:style-name="P4">Offene symbole: air shower experimente messen „all particle cosmic ray flux“</text:p>
            </text:list-item>
            <text:list-item>
              <text:p text:style-name="P4"><text:soft-page-break/>Farbige symbole: flux of individual measurements from balloon and satelite gebundene experimente</text:p>
            </text:list-item>
            <text:list-item>
              <text:p text:style-name="P4">Empirischer fit an die daten</text:p>
            </text:list-item>
            <text:list-item>
              <text:p text:style-name="P4">Alles ueber 10^6 GeV („knee“) ist interessant -&gt; elemental composition</text:p>
            </text:list-item>
            <text:list-item>
              <text:p text:style-name="P4">Fig 2 left: ankle is shown and predictions of logarithmic masses for that range</text:p>
            </text:list-item>
            <text:list-item>
              <text:p text:style-name="P4"><text:span text:style-name="T1"></text:span> helps later to build detector fort he specific masses observed</text:p>
            </text:list-item>
            <text:list-item>
              <text:p text:style-name="P4"><text:span text:style-name="T1"></text:span> precise measurements canrule out many competing theories (whether CR at highest E are light or heavy is crucial)</text:p>
            </text:list-item>
            <text:list-item>
              <text:p text:style-name="P4">Fig 2 right: 2 main features X_max = depth of shower maximum, N_mu = number of muons produced in the shower</text:p>
            </text:list-item>
            <text:list-item>
              <text:p text:style-name="P4">X_max = the number of secondary particles reaches a maximum at that height (between 2km and 7km altitude)</text:p>
            </text:list-item>
            <text:list-item>
              <text:p text:style-name="P4"><text:span text:style-name="T1"></text:span> good mass estimate since nearly all primariy particles have decayed to secondary particles which can be observed!</text:p>
            </text:list-item>
            <text:list-item>
              <text:p text:style-name="P4"><text:span text:style-name="T1"></text:span> large systematic uncertainties -&gt; unsatisfying since N_mu discriminates better than X_max between light and heavy in EeV scale.</text:p>
            </text:list-item>
            <text:list-item>
              <text:p text:style-name="P4">N_mu theoretical uncertainty does not come from particle transport -&gt; but from evolution of hadronic cascades that drives muon production</text:p>
            </text:list-item>
            <text:list-item>
              <text:p text:style-name="P4"><text:span text:style-name="T1"></text:span> cascade dominated by hadronic collisions with small momentum transfer <text:span text:style-name="T1"></text:span> no good calculation with pertubative QCD <text:span text:style-name="T1"></text:span> better generators in latest version</text:p>
            </text:list-item>
            <text:list-item>
              <text:p text:style-name="P4"><text:span text:style-name="T1"></text:span> Result: generators predict lower muon number han observed!!</text:p>
            </text:list-item>
          </text:list>
        </text:list-item>
      </text:list>
      <text:p text:style-name="P12"/>
      <text:p text:style-name="P10"/>
      <text:p text:style-name="P10"/>
      <text:list xml:id="list2724611839" text:style-name="WWNum10">
        <text:list-item>
          <text:p text:style-name="P5">Experiments to observe cosmic rays: </text:p>
          <text:list>
            <text:list-item>
              <text:p text:style-name="P5">Bis 100 TeV: directly observed by space-based experiments</text:p>
              <text:list>
                <text:list-item>
                  <text:p text:style-name="P5">AMS-02</text:p>
                </text:list-item>
                <text:list-item>
                  <text:p text:style-name="P5">High-altitude balloons: CREAM</text:p>
                </text:list-item>
              </text:list>
            </text:list-item>
          </text:list>
        </text:list-item>
      </text:list>
      <text:list xml:id="list1074703634" text:style-name="WWNum13">
        <text:list-item>
          <text:p text:style-name="P6">Higher energies: no direct observation (flux too low)</text:p>
        </text:list-item>
        <text:list-item>
          <text:p text:style-name="P6">INSTEAD: ground based experiments with huge aperture (Pierre Auger Observatory and Telescope Array) used</text:p>
        </text:list-item>
        <text:list-item>
          <text:p text:style-name="P6">Observe CR indirect through air showers produced in atmosphere</text:p>
        </text:list-item>
      </text:list>
      <text:p text:style-name="P11"/>
      <text:p text:style-name="P11"/>
      <text:list xml:id="list131704775083490" text:continue-list="list2724611839" text:style-name="WWNum10">
        <text:list-item>
          <text:p text:style-name="P5">The muon discrepancy is called muon puzzle since authors were not able to resolve the discrepancy by parameter tuning.</text:p>
        </text:list-item>
      </text:list>
      <text:p text:style-name="List_20_Paragraph"/>
      <text:list xml:id="list131704053168756" text:continue-numbering="true" text:style-name="WWNum10">
        <text:list-item>
          <text:p text:style-name="P5">The required changes are not allowed from the existing data constraints <text:span text:style-name="T2">therefore</text:span> physical effect must be missing in the generators which acts on the soft hadronic interactions</text:p>
        </text:list-item>
      </text:list>
      <text:p text:style-name="List_20_Paragraph"/>
      <text:list xml:id="list131704124560948" text:continue-numbering="true" text:style-name="WWNum10">
        <text:list-item>
          <text:p text:style-name="P5">More puzzling: CR cms energy of first interaction with atmosphere is roughly 8 TeV.</text:p>
        </text:list-item>
      </text:list>
      <text:p text:style-name="List_20_Paragraph"/>
      <text:list xml:id="list131703755870775" text:continue-numbering="true" text:style-name="WWNum10">
        <text:list-item>
          <text:list>
            <text:list-item>
              <text:p text:style-name="P5"><text:soft-page-break/>Could be studied at LHC but was not observed yet! (more discrepancy into puzzle)</text:p>
            </text:list-item>
            <text:list-item>
              <text:p text:style-name="P5">Answer: we have not looked at he right place</text:p>
            </text:list-item>
            <text:list-item>
              <text:p text:style-name="P5">Solution: soft hadronic is at rapidty range of eta &gt;= 2</text:p>
            </text:list-item>
            <text:list-item>
              <text:p text:style-name="P5"><text:span text:style-name="T1"></text:span> future: instrument LHCb to take a closer look because it is operated at: 2 &lt; eta &lt; 5</text:p>
            </text:list-item>
          </text:list>
        </text:list-item>
      </text:list>
      <text:list xml:id="list915870920" text:style-name="WWNum14">
        <text:list-item>
          <text:p text:style-name="P7">N_mu is very sensitive to energy fraction carried away by photons coming from pi^0 decays (explained in 2.2, 2.8)</text:p>
        </text:list-item>
        <text:list-item>
          <text:p text:style-name="P7"><text:span text:style-name="T1"></text:span> ALICE experiment saw universal enhancement of strangeness production therefore less pions in mid-rapidity range</text:p>
        </text:list-item>
        <text:list-item>
          <text:p text:style-name="P7">Previously only in heavy ion collisions</text:p>
        </text:list-item>
        <text:list-item>
          <text:p text:style-name="P7"><text:span text:style-name="T1"></text:span> this might be a hint to the puzzle</text:p>
        </text:list-item>
      </text:list>
      <text:p text:style-name="Standard"/>
      <text:list xml:id="list131705624309995" text:continue-numbering="true" text:style-name="WWNum14">
        <text:list-item>
          <text:p text:style-name="P7">Question: ist <text:span text:style-name="T3">t</text:span>he universal enhancement of final state strangeness in the forward region as well? <text:span text:style-name="T1"></text:span> yes, there is already data which can be studied</text:p>
        </text:list-item>
      </text:list>
      <text:p text:style-name="List_20_Paragraph"/>
      <text:list xml:id="list131705268988765" text:continue-numbering="true" text:style-name="WWNum14">
        <text:list-item>
          <text:p text:style-name="P7">Solving the muon puzzle could have huge impact on astroparticle physics.</text:p>
        </text:list-item>
      </text:list>
      <text:p text:style-name="List_20_Paragraph"/>
      <text:list xml:id="list131705124967879" text:continue-numbering="true" text:style-name="WWNum14">
        <text:list-item>
          <text:p text:style-name="P7"><text:span text:style-name="T1"></text:span> reduce size of N_mu bands by factor of 2.5 to 4 depending on energy (Fig2 right)</text:p>
        </text:list-item>
      </text:list>
      <text:p text:style-name="List_20_Paragraph"/>
      <text:list xml:id="list131705431932779" text:continue-numbering="true" text:style-name="WWNum14">
        <text:list-item>
          <text:p text:style-name="P7"><text:span text:style-name="T1"></text:span> resolve ambiguity of cosmic ray mass composition at EeV level</text:p>
        </text:list-item>
      </text:list>
      <text:p text:style-name="List_20_Paragraph"/>
      <text:list xml:id="list131704606199584" text:continue-numbering="true" text:style-name="WWNum14">
        <text:list-item>
          <text:p text:style-name="P7"><text:span text:style-name="T1"></text:span> improve the generators and increase accuracy of CR mass composition, as well as make lepton fluxes more precise which ist he main background for IceCube!</text:p>
        </text:list-item>
      </text:list>
      <text:p text:style-name="List_20_Paragraph"/>
      <text:p text:style-name="Standard"/>
      <text:p text:style-name="Standard"/>
      <text:list xml:id="list131703824135462" text:continue-numbering="true" text:style-name="WWNum14">
        <text:list-item>
          <text:p text:style-name="P7">Modern air shower detection:</text:p>
          <text:list>
            <text:list-item>
              <text:p text:style-name="P7">Fully characterize by CR-mass A and energy E and arrival direction phi, theta</text:p>
            </text:list-item>
            <text:list-item>
              <text:p text:style-name="P7">Energy = number of particles produced in atmosphere</text:p>
            </text:list-item>
            <text:list-item>
              <text:p text:style-name="P7">Mass = longitudinal evolution oft he shower and number of MUONS!</text:p>
            </text:list-item>
            <text:list-item>
              <text:p text:style-name="P7">Ground based telescopes duty cycle nearly 100%</text:p>
            </text:list-item>
            <text:list-item>
              <text:p text:style-name="P7">Nearly no chance to miss also the muons produced</text:p>
            </text:list-item>
            <text:list-item>
              <text:p text:style-name="P7">Muons with E = 10 to 100 GeV come from last stage of showers</text:p>
            </text:list-item>
          </text:list>
        </text:list-item>
      </text:list>
      <text:p text:style-name="Standard"/>
      <text:list xml:id="list1382753817" text:style-name="WWNum15">
        <text:list-item>
          <text:p text:style-name="P8">What do you need to measure the discrepancy?</text:p>
          <text:list>
            <text:list-item>
              <text:p text:style-name="P8">Simultanous measurement of shower energy E and X_max (must be observed independently)</text:p>
            </text:list-item>
            <text:list-item>
              <text:p text:style-name="P8">With that measure:</text:p>
              <text:list>
                <text:list-item>
                  <text:p text:style-name="P8">CR mass</text:p>
                </text:list-item>
                <text:list-item>
                  <text:p text:style-name="P8">Lateral muon density at ground = rho_mu(r)</text:p>
                </text:list-item>
                <text:list-item>
                  <text:p text:style-name="P8"><text:span text:style-name="T1"></text:span> integrate to get N_mu</text:p>
                </text:list-item>
                <text:list-item>
                  <text:p text:style-name="P8">Lateral density depends on</text:p>
                  <text:list>
                    <text:list-item>
                      <text:p text:style-name="P8"><text:soft-page-break/>Energy E and mass M, zenith angle theta, and shower age (slant depth)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131704051203560" text:continue-list="list131703824135462" text:style-name="WWNum14">
        <text:list-item>
          <text:p text:style-name="P7">Muon puzzle and connected challenges:</text:p>
          <text:list>
            <text:list-item>
              <text:p text:style-name="P7">Many experiments utilized to increase experimental significance</text:p>
              <text:list>
                <text:list-item>
                  <text:p text:style-name="P7">Pierre Auger Experiment</text:p>
                </text:list-item>
                <text:list-item>
                  <text:p text:style-name="P7">IceCube Neutrino Observatory</text:p>
                </text:list-item>
                <text:list-item>
                  <text:p text:style-name="P7">Telescope Array</text:p>
                </text:list-item>
                <text:list-item>
                  <text:p text:style-name="P7">Akeno Giant Air Shower Array (AGASA)</text:p>
                </text:list-item>
                <text:list-item>
                  <text:p text:style-name="P7">Yakutsk Array</text:p>
                </text:list-item>
                <text:list-item>
                  <text:p text:style-name="P7">SUGAR Array</text:p>
                </text:list-item>
                <text:list-item>
                  <text:p text:style-name="P7">KASCADE-Grande experiment</text:p>
                </text:list-item>
                <text:list-item>
                  <text:p text:style-name="P7">NEVOD-DECOR experiment</text:p>
                </text:list-item>
              </text:list>
            </text:list-item>
          </text:list>
        </text:list-item>
      </text:list>
      <text:list xml:id="list1725647005" text:style-name="WWNum16">
        <text:list-item>
          <text:p text:style-name="P9">These form Working group of Hadronic Interactions and Shower Physics (WHISP)</text:p>
        </text:list-item>
      </text:list>
      <text:p text:style-name="P13"/>
      <text:list xml:id="list131704896552153" text:continue-list="list131704051203560" text:style-name="WWNum14">
        <text:list-item>
          <text:p text:style-name="P7">Observation of muon discrepancy:</text:p>
          <text:list>
            <text:list-item>
              <text:p text:style-name="P7">Arbitrary z-scale: z = (ln&lt;N_mu&gt; - ln&lt;N_mu&gt;_p) / (ln&lt;N_mu&gt;_Fe - ln&lt;N_mu&gt;_p)</text:p>
              <text:list>
                <text:list-item>
                  <text:p text:style-name="P7">&lt;N_mu&gt; = muon number</text:p>
                </text:list-item>
                <text:list-item>
                  <text:p text:style-name="P7">&lt;N_mu&gt;_{p, Fe} = from simulated air showers undergone full detector simulation -&gt; reduce biases</text:p>
                </text:list-item>
                <text:list-item>
                  <text:p text:style-name="P7">Z range is [0, 1]</text:p>
                </text:list-item>
              </text:list>
            </text:list-item>
          </text:list>
        </text:list-item>
      </text:list>
      <text:p text:style-name="Standard"/>
      <text:list xml:id="list131705209933793" text:continue-numbering="true" text:style-name="WWNum14">
        <text:list-item>
          <text:p text:style-name="P7">Results connected to puzzle:</text:p>
          <text:list>
            <text:list-item>
              <text:p text:style-name="P7">Refers to deficit in GeV muons from end of cascades in simulation</text:p>
            </text:list-item>
            <text:list-item>
              <text:p text:style-name="P7">Other discrepancies found:</text:p>
              <text:list>
                <text:list-item>
                  <text:p text:style-name="P7">Shower-to-shower fluctuations in N_mu</text:p>
                </text:list-item>
                <text:list-item>
                  <text:p text:style-name="P7">Stand: seite 21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family-generic="roman" style:font-pitch="variable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1.483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983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483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983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483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983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4.483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983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.4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6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style:font-name="Courier New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0311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0" text:bullet-char="o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Courier New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Symbol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25in" fo:margin-left="5.0311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5311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4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4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ls Breer</meta:initial-creator>
    <meta:editing-cycles>3</meta:editing-cycles>
    <meta:creation-date>2022-05-30T08:47:00</meta:creation-date>
    <dc:date>2022-06-07T13:17:03.631661131</dc:date>
    <meta:editing-duration>PT7M57S</meta:editing-duration>
    <meta:generator>LibreOffice/6.4.7.2$Linux_X86_64 LibreOffice_project/40$Build-2</meta:generator>
    <meta:document-statistic meta:table-count="0" meta:image-count="0" meta:object-count="0" meta:page-count="4" meta:paragraph-count="105" meta:word-count="1137" meta:character-count="6560" meta:non-whitespace-character-count="56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